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Comfortaa" svg:font-family="Comforta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view report of LiftLab by elt11jbr and atn10gjo</text:h>
      <text:p text:style-name="Standard"/>
      <text:h text:style-name="Heading_20_2" text:outline-level="2">Differences and similarities</text:h>
      <text:p text:style-name="Standard">All in all this group's code is very similar to our code. The classes are basically the same with the same methods and logic distribution, with the exception of the Lift class. We allow our Lift class to determine the next floor rather than having the monitor doing this. There are also some minor differences regarding attributes of functions in the Monitor class, though hardly worth mentioning.</text:p>
      <text:h text:style-name="Heading_20_2" text:outline-level="2">Positive</text:h>
      <text:p text:style-name="Standard"><text:s/>The first apparent good attribute is that the lift is running, and the Person threads are seemingly entering, exiting and respawning as described by the specification. </text:p>
      <text:p text:style-name="Standard"><text:s/>People are arriving at various floors during lift activity thus the Lift class is not taking up unnecessary resources while the animation is running. Though this does manifest itself in people jumping into the lift while it is on the move (more in next section).</text:p>
      <text:p text:style-name="Standard"><text:s/>There is only one monitor as the pattern suggests and this monitor is handling the majority of the logic for the process; though not interfering with wether a Person should enter or exit the Lift, this is determined by the Person object itself.</text:p>
      <text:p text:style-name="Standard"><text:s/>The code is fairly easy to read and we had no struggle to understand what was going on.</text:p>
      <text:p text:style-name="Standard">Notifications exist where they should, though they have not been commented on. The rest of the solution is well commented with the exception of the comment regarding waitEntry and waitExit attributes where the comment is not consistant with what it does (says 6 but is 7).</text:p>
      <text:p text:style-name="Standard"><text:s/>We could find no race, deadlock nor starvation points in the code. </text:p>
      <text:p text:style-name="Standard"/>
      <text:h text:style-name="Heading_20_2" text:outline-level="2">Negative</text:h>
      <text:p text:style-name="Standard">The monitor is exposing all of it's methods within the package which is undesireable in this pattern. <text:s/>This leads to multiple calls from outside the monitor rather than just one call per class. We did notice a phenonema that would show itself when the Lift was moving from a floor and a Person spawned on the previous floor. The Person would then jump into the Lift regardless of wether it was moving or not, assuming there was room in the lift. This is because of the enterLift() method where the check for possible entry excludes wether here equals next (the Lift is stagnant).</text:p>
      <text:p text:style-name="Standard"><text:s/>In the waitForPassenger method within the monitor there is a completely unnecessary for loop which has no funcion more than taking resource power.</text:p>
      <text:p text:style-name="Standard"/>
      <text:h text:style-name="Heading_20_2" text:outline-level="2">Possible improvements</text:h>
      <text:p text:style-name="Standard">The if-clause in waitForPassenger() needs to be complimented with here == next to make sure that the lift is standing still. This could be done by changing isHere() to a canEnter() or similar and checking all statements there, or just stating them all in the if-clause.</text:p>
      <text:p text:style-name="Standard"><text:s/>Another tip is that all methods but two (one per thread class) should be private and only called upon from withing the Monitor itsel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Comfortaa" svg:font-family="Comforta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SungtiL GB"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Standard">Realtidsprogrammering EDA040</text:p>
        <text:p text:style-name="Standard">dat12oho dat12nka<text:tab/><text:tab/><text:tab/><text:tab/><text:tab/><text:tab/><text:tab/><text:tab/>2014-10-0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7T13:45:42</meta:creation-date>
    <dc:date>2014-10-07T14:35:26</dc:date>
    <meta:editing-duration>PT2M43S</meta:editing-duration>
    <meta:editing-cycles>1</meta:editing-cycles>
    <meta:document-statistic meta:table-count="0" meta:image-count="0" meta:object-count="0" meta:page-count="1" meta:paragraph-count="18" meta:word-count="473" meta:character-count="2810" meta:non-whitespace-character-count="2337"/>
    <meta:generator>LibreOffice/3.5$Linux_X86_64 LibreOffice_project/350m1$Build-2</meta:generator>
  </office:meta>
</office:document-meta>
</file>